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978cm"/>
    </style:style>
    <style:style style:name="co3" style:family="table-column">
      <style:table-column-properties fo:break-before="auto" style:column-width="7.92cm"/>
    </style:style>
    <style:style style:name="co4" style:family="table-column">
      <style:table-column-properties fo:break-before="auto" style:column-width="18.191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2.237cm" fo:break-before="auto" style:use-optimal-row-height="true"/>
    </style:style>
    <style:style style:name="ro4" style:family="table-row">
      <style:table-row-properties style:row-height="1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padding-bottom="0.15cm" fo:padding-left="0.049cm" fo:padding-right="0.049cm" fo:padding-top="0.15c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-bottom="0.15cm" fo:padding-left="0.049cm" fo:padding-right="0.049cm" fo:padding-top="0.15cm"/>
    </style:style>
    <style:style style:name="ce5" style:family="table-cell" style:parent-style-name="Default">
      <style:table-cell-properties fo:border-bottom="none" fo:border-left="none" fo:padding-bottom="0.15cm" fo:padding-left="0.049cm" fo:padding-right="0.049cm" fo:padding-top="0.15cm" fo:border-right="none" fo:border-top="0.06pt solid #000000"/>
    </style:style>
    <style:style style:name="ce6" style:family="table-cell" style:parent-style-name="Default">
      <style:table-cell-properties fo:wrap-option="wrap" fo:padding-bottom="0.15cm" fo:padding-left="0.049cm" fo:padding-right="0.049cm" fo:padding-top="0.15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</style:style>
    <style:style style:name="ce9" style:family="table-cell" style:parent-style-name="Default">
      <style:table-cell-properties fo:wrap-option="wrap" fo:padding-bottom="0.15cm" fo:padding-left="0.049cm" fo:padding-right="0.049cm" fo:padding-top="0.15cm"/>
    </style:style>
    <style:style style:name="ce10" style:family="table-cell" style:parent-style-name="Default">
      <style:table-cell-properties fo:border-bottom="none" fo:wrap-option="wrap" fo:border-left="none" fo:padding-bottom="0.15cm" fo:padding-left="0.049cm" fo:padding-right="0.049cm" fo:padding-top="0.15cm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3"/>
          <table:table-cell table:style-name="ce6" office:value-type="string" calcext:value-type="string">
            <text:p>Datenquellen für Astro-Karte</text:p>
          </table:table-cell>
          <table:table-cell table:style-name="ce3"/>
          <table:table-cell table:style-name="ce3" office:value-type="string" calcext:value-type="string">
            <text:p>Formular für Korrekturmeldungen?</text:p>
          </table:table-cell>
          <table:table-cell table:style-name="ce3" office:value-type="string" calcext:value-type="string">
            <text:p>Lizenz/Nutzungsrecht</text:p>
          </table:table-cell>
          <table:table-cell table:style-name="ce3" office:value-type="string" calcext:value-type="string">
            <text:p>Symbol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 table:style-name="ce6"/>
          <table:table-cell table:style-name="ce3" table:number-columns-repeated="1022"/>
        </table:table-row>
        <table:table-row table:style-name="ro1">
          <table:table-cell/>
          <table:table-cell table:style-name="ce7" office:value-type="string" calcext:value-type="string">
            <text:p>allgemein</text:p>
          </table:table-cell>
          <table:table-cell office:value-type="string" calcext:value-type="string">
            <text:p>Astrotreff</text:p>
          </table:table-cell>
          <table:table-cell office:value-type="string" calcext:value-type="string">
            <text:p>Antwort von Matthias Rückemann: Interesse an Zusammenarbeit!</text:p>
          </table:table-cell>
          <table:table-cell/>
          <table:table-cell office:value-type="string" calcext:value-type="string">
            <text:p>https://wiki.openstreetmap.org/wiki/Map_Icon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office:value-type="string" calcext:value-type="string">
            <text:p>Astrospots</text:p>
          </table:table-cell>
          <table:table-cell office:value-type="string" calcext:value-type="string">
            <text:p>Piotr Stola is interested to share data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office:value-type="string" calcext:value-type="string">
            <text:p>GeoNames</text:p>
          </table:table-cell>
          <table:table-cell office:value-type="string" calcext:value-type="string">
            <text:p>http://www.geonames.org/ siehe zum Beispiel https://www.der-mond.de/basiswissen/geografische-koordinaten-zu-einem-ort </text:p>
          </table:table-cell>
          <table:table-cell office:value-type="string" calcext:value-type="string">
            <text:p>https://creativecommons.org/licenses/by/4.0/deed.d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oogle Maps</text:p>
          </table:table-cell>
          <table:table-cell office:value-type="string" calcext:value-type="string">
            <text:p>zur Prüfung/Ergänzung.</text:p>
            <text:p>i.e. one user's Map of Observatories: https://www.google.com/maps/d/viewer?mid=1S2O5oUZJ-pfSWNz494jXe92aEzQ</text:p>
          </table:table-cell>
          <table:table-cell office:value-type="string" calcext:value-type="string">
            <text:p>jeweils Urheber anfrag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tronomische Orte in Thüringen</text:p>
          </table:table-cell>
          <table:table-cell office:value-type="string" calcext:value-type="string">
            <text:p>via Olaf Kretzer: kretzer.sternwarte-suhl@t-online.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u den Kategorie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 office:value-type="string" calcext:value-type="string">
            <text:p>Sternwarten (auch Profi- und Schulsternwarten)</text:p>
          </table:table-cell>
          <table:table-cell table:style-name="ce5" office:value-type="string" calcext:value-type="string">
            <text:p>GAD (sternklar.de)</text:p>
          </table:table-cell>
          <table:table-cell table:style-name="ce5" office:value-type="string" calcext:value-type="string">
            <text:p>https://www.sternklar.de/gad/Volkssternwarten.htm https://www.sternklar.de/gad/private-Sternwarten.htm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man_made/telescope_dome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office:value-type="string" calcext:value-type="string">
            <text:p>evtl. Mail-Umfr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man_made=observatory, aber nicht observatory:type=meteorological und nicht observatory:type=espionag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Sternwarte_in_Deutschland</text:p>
            <text:p>Kategorie:Volkssternwarte</text:p>
            <text:p>Kategorie:Privatsternwarte</text:p>
            <text:p>Kategorie:Historische_Sternwarte</text:p>
            <text:p>Kategorie:Sternwarte_in_der_Schwe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ch „Reiseführer Astronomie Deutschland“</text:p>
          </table:table-cell>
          <table:table-cell office:value-type="string" calcext:value-type="string">
            <text:p>zur Prüfung/Ergänzu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ader-Kuppeln</text:p>
          </table:table-cell>
          <table:table-cell office:value-type="string" calcext:value-type="string">
            <text:p>https://www.baader-planetarium.com/de/mapped-posts/sternwarteninstallation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or Planet Center Observatory Codes</text:p>
          </table:table-cell>
          <table:table-cell office:value-type="string" calcext:value-type="string">
            <text:p>https://www.minorplanetcenter.net/iau/lists/ObsCodesF.html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usicaa Delmotte's maps and satellite images of all major astronomical observatories on Earth!</text:p>
          </table:table-cell>
          <table:table-cell office:value-type="string" calcext:value-type="string">
            <text:p>https://www.eso.org/~ndelmott/obs_sites.html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Vereine</text:p>
          </table:table-cell>
          <table:table-cell table:style-name="ce5" office:value-type="string" calcext:value-type="string">
            <text:p>GAD (sternklar.de)</text:p>
          </table:table-cell>
          <table:table-cell table:style-name="ce5" office:value-type="string" calcext:value-type="string">
            <text:p>https://www.sternklar.de/gad/astronomische-Vereine.htm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amenity/community_centre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table:formula="of:=[.D10]" office:value-type="string" office:string-value="evtl. Mail-Umfrage" calcext:value-type="string">
            <text:p>evtl. Mail-Umfr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Astrovere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Institutionelle VdS-Mitglieder</text:p>
          </table:table-cell>
          <table:table-cell table:style-name="ce5" office:value-type="string" calcext:value-type="string">
            <text:p>VdS</text:p>
          </table:table-cell>
          <table:table-cell table:style-name="ce5" office:value-type="string" calcext:value-type="string">
            <text:p>Anbindung an Mitglieder-Datenbank?</text:p>
          </table:table-cell>
          <table:table-cell table:style-name="ce5"/>
          <table:table-cell table:style-name="ce5" table:formula="of:=[.F18]" office:value-type="string" office:string-value="https://github.com/gravitystorm/openstreetmap-carto/blob/master/symbols/amenity/community_centre.svg" calcext:value-type="string">
            <text:p>https://github.com/gravitystorm/openstreetmap-carto/blob/master/symbols/amenity/community_centre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Gruppen (z.B. Stammtische)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arien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tourism/museum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arte/Verzeichnis der GdP (Andreas Scholl)</text:p>
          </table:table-cell>
          <table:table-cell office:value-type="string" calcext:value-type="string">
            <text:p>https://www.gdp-planetarium.org/planetarien/liste-der-planetarien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amenity=planetariu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Planetariu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enwege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Planetenweg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tourism/guidepost.svg</text:p>
          </table:table-cell>
          <table:table-cell table:style-name="ce5"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(Tag:highway=path oder Tag:highway=footway) und Tag:name=planetenweg</text:p>
            <text:p>Key:board_type=planet_wal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do Drehers Website</text:p>
          </table:table-cell>
          <table:table-cell office:value-type="string" calcext:value-type="string">
            <text:p>http://www.planetenwege.u-dreher.de/ https://sternfreunde.de/astronomie-als-hobby/astronomie-anderswo/planetenwege/</text:p>
          </table:table-cell>
          <table:table-cell office:value-type="string" calcext:value-type="string">
            <text:p>VdS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Regionen/Gebiete (z.B. Sternenparks / Dark Sky Parks)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Lichtschutzgebiet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tourism/map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undary=dark_sky_are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Orte regelmäßiger Termine: Stammtische siehe Gruppen, Teleskoptreffen, Messen, Tagungen</text:p>
          </table:table-cell>
          <table:table-cell table:style-name="ce5" office:value-type="string" calcext:value-type="string">
            <text:p>VdS-Terminkalender</text:p>
          </table:table-cell>
          <table:table-cell table:style-name="ce5" table:formula="of:=[.D71]" office:value-type="string" office:string-value="https://sternfreunde.de/events/ bzw. https://sternfreunde.de/veranstaltungen/liste/?ical=1" calcext:value-type="string">
            <text:p>https://sternfreunde.de/events/ bzw. https://sternfreunde.de/veranstaltungen/liste/?ical=1</text:p>
          </table:table-cell>
          <table:table-cell table:style-name="ce5"/>
          <table:table-cell table:style-name="ce5" table:formula="of:=[.F18]" office:value-type="string" office:string-value="https://github.com/gravitystorm/openstreetmap-carto/blob/master/symbols/amenity/community_centre.svg" calcext:value-type="string">
            <text:p>https://github.com/gravitystorm/openstreetmap-carto/blob/master/symbols/amenity/community_centre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Historische Stätten/Sehenswertes, Touristische Ziele 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historic/monument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Historische_Sternwa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ard_type=astronomy für astronomische Infotafel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AU/UNESCO</text:p>
          </table:table-cell>
          <table:table-cell office:value-type="string" calcext:value-type="string">
            <text:p><text:a xlink:href="https://www3.astronomicalheritage.net/index.php/contacts/web-portal-project-team/2-ruediger-schultz" xlink:type="simple">https://www3.astronomicalheritage.net/index.php/heritage/outstanding-astronomical-heritage</text:a></text:p>
            <text:p>For data ask <text:a xlink:href="https://www3.astronomicalheritage.net/index.php/contacts/web-portal-project-team/2-ruediger-schultz" xlink:type="simple">https://www3.astronomicalheritage.net/index.php/contacts/web-portal-project-team/2-ruediger-schultz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Raumfahrtzentren, -institute und -firmen (z.B. DLR)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amenity/town_hall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nomische Forschungseinrichtunge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amenity/town_hall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://www.astronomie-in-deutschland.de/forschung/institute/" xlink:type="simple">Astronomie in Deutschland</text:a></text:p>
          </table:table-cell>
          <table:table-cell office:value-type="string" calcext:value-type="string">
            <text:p>http://www.astronomie-in-deutschland.de/forschung/institute/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Museen, die Astro- oder Raumfahrtthemen behandel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table:formula="of:=[.F26]" office:value-type="string" office:string-value="https://github.com/gravitystorm/openstreetmap-carto/blob/master/symbols/tourism/museum.svg" calcext:value-type="string">
            <text:p>https://github.com/gravitystorm/openstreetmap-carto/blob/master/symbols/tourism/museum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-Händler und -Verlage, -Medien</text:p>
          </table:table-cell>
          <table:table-cell table:style-name="ce5" office:value-type="string" calcext:value-type="string">
            <text:p>erstmal weg lass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Lichtverschmutzung (als Layer)</text:p>
          </table:table-cell>
          <table:table-cell table:style-name="ce5" office:value-type="string" calcext:value-type="string">
            <text:p><text:a xlink:href="https://dataservices.gfz-potsdam.de/contact/showshort.php?id=escidoc:1541893&amp;contactform" xlink:type="simple">Kartendaten Helmholtz-Zentrum</text:a></text:p>
          </table:table-cell>
          <table:table-cell table:style-name="ce11"/>
          <table:table-cell table:style-name="ce5" office:value-type="string" calcext:value-type="string">
            <text:p>Lizenz Attribution-NonCommercial 4.0 International (CC BY-NC 4.0)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Neu 11.3.21: Beobachtungsplätze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tourism/viewpoint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Neu 27.10.2021: Sonnenuhren – noch zu diskutieren…</text:p>
          </table:table-cell>
          <table:table-cell table:style-name="ce5" office:value-type="string" calcext:value-type="string">
            <text:p>Sollte filterbar sein, damit sie Karte nicht überlädt</text:p>
          </table:table-cell>
          <table:table-cell table:style-name="ce5" office:value-type="string" calcext:value-type="string">
            <text:p>gnomonica.de</text:p>
          </table:table-cell>
          <table:table-cell table:style-name="ce5" office:value-type="string" calcext:value-type="string">
            <text:p>Kontakt über Hubert Hermelingmeyer</text:p>
          </table:table-cell>
          <table:table-cell table:style-name="ce5" office:value-type="string" calcext:value-type="string">
            <text:p>https://github.com/gravitystorm/openstreetmap-carto/blob/master/symbols/man_made/tower_generic.svg</text:p>
          </table:table-cell>
          <table:table-cell table:style-name="ce5"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ttp://www.sonnenuhren-lindner.de/sonn-uhr.html</text:p>
          </table:table-cell>
          <table:table-cell office:value-type="string" calcext:value-type="string">
            <text:p>http://www.sonnenuhren-lindner.de/sonn-uhr.html#Copyrigh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rth American Sundial Society</text:p>
          </table:table-cell>
          <table:table-cell office:value-type="string" calcext:value-type="string">
            <text:p>https://www.google.com/maps/d/embed?mid=1qX_5gucdgKDWdZnCZOF4D9YUlLELvWc0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Neu 27.10.2021: Meteoritenfundorte und -krater</text:p>
          </table:table-cell>
          <table:table-cell table:style-name="ce5" office:value-type="string" calcext:value-type="string">
            <text:p>Meteoritical Bulletin</text:p>
          </table:table-cell>
          <table:table-cell table:style-name="ce5" office:value-type="string" calcext:value-type="string">
            <text:p>https://www.lpi.usra.edu/meteor/metbull.php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historic/stone.svg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5"/>
          <table:table-cell table:style-name="ce10" office:value-type="string" calcext:value-type="string">
            <text:p>Auch nach Möglichkeit Bilder von den Orten! (Ansatz Mapillary: <text:a xlink:href="https://www3.astronomicalheritage.net/index.php/contacts/web-portal-project-team/2-ruediger-schultz" xlink:type="simple">https://www.mapillary.com/</text:a> oder Wikipedia)</text:p>
          </table:table-cell>
          <table:table-cell table:style-name="ce5" office:value-type="string" calcext:value-type="string">
            <text:p>Nur wenn automatisiert abrufbar:</text:p>
          </table:table-cell>
          <table:table-cell table:style-name="ce5" table:number-columns-repeated="2"/>
          <table:table-cell table:style-name="ce5" office:value-type="string" calcext:value-type="string">
            <text:p>https://github.com/gravitystorm/openstreetmap-carto/blob/master/symbols/shop/photo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Siehe <text:a xlink:href="https://wiki.openstreetmap.org/wiki/Photo_linking" xlink:type="simple">https://wiki.openstreetmap.org/wiki/Photo_linking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igene Bilddatenbank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ilder von Rainer und Stefan</text:p>
          </table:table-cell>
          <table:table-cell office:value-type="string" calcext:value-type="string">
            <text:p>Beide wären einverstanden mit Bildnutzung</text:p>
          </table:table-cell>
          <table:table-cell office:value-type="string" calcext:value-type="string">
            <text:p>Mit Oculum-Verlag sprech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0" office:value-type="string" calcext:value-type="string">
            <text:p>Veranstaltungen die in etwaigen zentralen Registern verzeichnet sind</text:p>
          </table:table-cell>
          <table:table-cell table:style-name="ce5" office:value-type="string" calcext:value-type="string">
            <text:p>VdS-Terminkalender</text:p>
          </table:table-cell>
          <table:table-cell table:style-name="ce5" office:value-type="string" calcext:value-type="string">
            <text:p><text:a xlink:href="https://sternfreunde.de/events/%20bzw.%20https://sternfreunde.de/veranstaltungen/liste/?ical=1" xlink:type="simple">https://sternfreunde.de/events/ bzw. https://sternfreunde.de/veranstaltungen/liste/?ical=1</text:a></text:p>
          </table:table-cell>
          <table:table-cell table:style-name="ce5"/>
          <table:table-cell table:style-name="ce5" office:value-type="string" calcext:value-type="string">
            <text:p>https://github.com/gravitystorm/openstreetmap-carto/blob/master/symbols/shop/ticket.svg</text:p>
          </table:table-cell>
          <table:table-cell table:style-name="ce5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trotreff</text:p>
          </table:table-cell>
          <table:table-cell office:value-type="string" calcext:value-type="string">
            <text:p><text:a xlink:href="https://www.astrotreff.de/calendar/index.php?map/" xlink:type="simple">https://www.astrotreff.de/calendar/index.php?map/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tronomie.de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9:51:11.5101060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 </meta:initial-creator>
    <meta:creation-date>2021-07-04T18:12:56.085071231</meta:creation-date>
    <dc:date>2021-12-08T21:22:56.518195549</dc:date>
    <dc:creator>Ben </dc:creator>
    <meta:editing-duration>PT19H16M17S</meta:editing-duration>
    <meta:editing-cycles>17</meta:editing-cycles>
    <meta:generator>LibreOffice/6.4.7.2$Linux_X86_64 LibreOffice_project/40$Build-2</meta:generator>
    <meta:document-statistic meta:table-count="1" meta:cell-count="142" meta:object-count="0"/>
  </office:meta>
</office:document-meta>
</file>